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5618" officeooo:paragraph-rsid="00145618"/>
    </style:style>
    <style:style style:name="P2" style:family="paragraph" style:parent-style-name="Standard">
      <style:text-properties officeooo:rsid="001619bf" officeooo:paragraph-rsid="001619bf"/>
    </style:style>
    <style:style style:name="P3" style:family="paragraph" style:parent-style-name="Standard">
      <style:text-properties officeooo:rsid="001694b2" officeooo:paragraph-rsid="001694b2"/>
    </style:style>
    <style:style style:name="P4" style:family="paragraph" style:parent-style-name="Standard">
      <style:text-properties officeooo:rsid="00170bff" officeooo:paragraph-rsid="00170bff"/>
    </style:style>
    <style:style style:name="P5" style:family="paragraph" style:parent-style-name="Standard">
      <style:text-properties officeooo:rsid="00188b69" officeooo:paragraph-rsid="00188b69"/>
    </style:style>
    <style:style style:name="P6" style:family="paragraph" style:parent-style-name="Standard">
      <style:text-properties officeooo:rsid="00188b69" officeooo:paragraph-rsid="0019e7c2"/>
    </style:style>
    <style:style style:name="P7" style:family="paragraph" style:parent-style-name="Standard">
      <style:text-properties officeooo:rsid="00188b69" officeooo:paragraph-rsid="001bbaa6"/>
    </style:style>
    <style:style style:name="P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9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264388" officeooo:paragraph-rsid="00264388" fo:background-color="#1e1e1e"/>
    </style:style>
    <style:style style:name="P10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2cd100" officeooo:paragraph-rsid="002cd100" fo:background-color="#1e1e1e"/>
    </style:style>
    <style:style style:name="P11" style:family="paragraph" style:parent-style-name="Standard">
      <style:text-properties fo:color="#000000" style:font-name="Droid Sans Mono" fo:font-size="10.5pt" fo:font-weight="normal" officeooo:rsid="00188b69" officeooo:paragraph-rsid="001bbaa6" fo:background-color="transparent"/>
    </style:style>
    <style:style style:name="P12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13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c278d" officeooo:paragraph-rsid="001c278d" fo:background-color="transparent"/>
    </style:style>
    <style:style style:name="P14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decbf" officeooo:paragraph-rsid="001decbf" fo:background-color="transparent"/>
    </style:style>
    <style:style style:name="P15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decbf" officeooo:paragraph-rsid="001fb0f9" fo:background-color="transparent"/>
    </style:style>
    <style:style style:name="P16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fb0f9" officeooo:paragraph-rsid="001fb0f9" fo:background-color="transparent"/>
    </style:style>
    <style:style style:name="P17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2150a1" officeooo:paragraph-rsid="002150a1" fo:background-color="transparent"/>
    </style:style>
    <style:style style:name="P18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2157c4" officeooo:paragraph-rsid="002157c4" fo:background-color="transparent"/>
    </style:style>
    <style:style style:name="P19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227275" officeooo:paragraph-rsid="00227275" fo:background-color="transparent"/>
    </style:style>
    <style:style style:name="P20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234b2c" officeooo:paragraph-rsid="00234b2c" fo:background-color="transparent"/>
    </style:style>
    <style:style style:name="P21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264388" officeooo:paragraph-rsid="00264388" fo:background-color="transparent"/>
    </style:style>
    <style:style style:name="P22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2808d7" officeooo:paragraph-rsid="002808d7" fo:background-color="transparent"/>
    </style:style>
    <style:style style:name="P23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284ed2" officeooo:paragraph-rsid="00284ed2" fo:background-color="transparent"/>
    </style:style>
    <style:style style:name="P24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29f60d" officeooo:paragraph-rsid="0029f60d" fo:background-color="transparent"/>
    </style:style>
    <style:style style:name="P25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2c5c5c" officeooo:paragraph-rsid="002c5c5c" fo:background-color="transparent"/>
    </style:style>
    <style:style style:name="P26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2cd100" officeooo:paragraph-rsid="002cd100" fo:background-color="transparent"/>
    </style:style>
    <style:style style:name="P27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2d09df" officeooo:paragraph-rsid="002d09df" fo:background-color="transparent"/>
    </style:style>
    <style:style style:name="P28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2f0440" officeooo:paragraph-rsid="002f0440" fo:background-color="transparent"/>
    </style:style>
    <style:style style:name="P29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2f5865" officeooo:paragraph-rsid="002f5865" fo:background-color="transparent"/>
    </style:style>
    <style:style style:name="P30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311c1e" officeooo:paragraph-rsid="00311c1e" fo:background-color="transparent"/>
    </style:style>
    <style:style style:name="P31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32d244" officeooo:paragraph-rsid="0032d244" fo:background-color="transparent"/>
    </style:style>
    <style:style style:name="P32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33ac72" officeooo:paragraph-rsid="0033ac72" fo:background-color="transparent"/>
    </style:style>
    <style:style style:name="P33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33ac72" officeooo:paragraph-rsid="0033c390" fo:background-color="transparent"/>
    </style:style>
    <style:style style:name="P34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353faa" officeooo:paragraph-rsid="00353faa" fo:background-color="transparent"/>
    </style:style>
    <style:style style:name="P35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353faa" officeooo:paragraph-rsid="00358182" fo:background-color="transparent"/>
    </style:style>
    <style:style style:name="P36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370a67" officeooo:paragraph-rsid="00370a67" fo:background-color="transparent"/>
    </style:style>
    <style:style style:name="P37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39f4ba" officeooo:paragraph-rsid="0039f4ba" fo:background-color="transparent"/>
    </style:style>
    <style:style style:name="P38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3beb5c" officeooo:paragraph-rsid="003beb5c" fo:background-color="transparent"/>
    </style:style>
    <style:style style:name="P39" style:family="paragraph" style:parent-style-name="Standard">
      <style:paragraph-properties style:line-height-at-least="0.503cm"/>
      <style:text-properties fo:color="#000000" fo:background-color="transparent"/>
    </style:style>
    <style:style style:name="T1" style:family="text">
      <style:text-properties officeooo:rsid="00178f23"/>
    </style:style>
    <style:style style:name="T2" style:family="text">
      <style:text-properties officeooo:rsid="0019e7c2"/>
    </style:style>
    <style:style style:name="T3" style:family="text">
      <style:text-properties officeooo:rsid="001a970d"/>
    </style:style>
    <style:style style:name="T4" style:family="text">
      <style:text-properties officeooo:rsid="001bbaa6"/>
    </style:style>
    <style:style style:name="T5" style:family="text">
      <style:text-properties fo:color="#569cd6"/>
    </style:style>
    <style:style style:name="T6" style:family="text">
      <style:text-properties fo:color="#9cdcfe"/>
    </style:style>
    <style:style style:name="T7" style:family="text">
      <style:text-properties fo:color="#ce9178"/>
    </style:style>
    <style:style style:name="T8" style:family="text">
      <style:text-properties fo:color="#808080"/>
    </style:style>
    <style:style style:name="T9" style:family="text">
      <style:text-properties fo:color="#c586c0"/>
    </style:style>
    <style:style style:name="T10" style:family="text">
      <style:text-properties officeooo:rsid="0029f60d"/>
    </style:style>
    <style:style style:name="T11" style:family="text">
      <style:text-properties officeooo:rsid="0032d244"/>
    </style:style>
    <style:style style:name="T12" style:family="text">
      <style:text-properties officeooo:rsid="0033c390"/>
    </style:style>
    <style:style style:name="T13" style:family="text">
      <style:text-properties style:text-line-through-style="solid" style:text-line-through-type="single" officeooo:rsid="0033c390"/>
    </style:style>
    <style:style style:name="T14" style:family="text">
      <style:text-properties style:text-line-through-style="none" style:text-line-through-type="none" fo:font-style="normal" style:font-style-asian="normal" style:font-weight-asian="normal" style:font-style-complex="normal" style:font-weight-complex="normal"/>
    </style:style>
    <style:style style:name="T15" style:family="text">
      <style:text-properties style:text-line-through-style="none" style:text-line-through-type="none" fo:font-style="normal" officeooo:rsid="0033c390" style:font-style-asian="normal" style:font-weight-asian="normal" style:font-style-complex="normal" style:font-weight-complex="normal"/>
    </style:style>
    <style:style style:name="T16" style:family="text">
      <style:text-properties style:text-line-through-style="none" style:text-line-through-type="none" fo:font-style="normal" officeooo:rsid="00358182" style:font-style-asian="normal" style:font-weight-asian="normal" style:font-style-complex="normal" style:font-weight-complex="normal"/>
    </style:style>
    <style:style style:name="T17" style:family="text">
      <style:text-properties style:text-line-through-style="none" style:text-line-through-type="none" fo:font-style="normal" officeooo:rsid="0035a88b" style:font-style-asian="normal" style:font-weight-asian="normal" style:font-style-complex="normal" style:font-weight-complex="normal"/>
    </style:style>
    <style:style style:name="T18" style:family="text">
      <style:text-properties style:text-line-through-style="none" style:text-line-through-type="none" fo:font-style="normal" officeooo:rsid="0038c008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t us create a HTML and load three js file. In mains let us decrate </text:p>
      <text:p text:style-name="P1">let global = “look”</text:p>
      <text:p text:style-name="P1">and try to console.log this global from other two js files. </text:p>
      <text:p text:style-name="P1"/>
      <text:p text:style-name="P2">This exercise does not work without web server running. We need to get webserver running for this code to run. </text:p>
      <text:p text:style-name="P2"/>
      <text:p text:style-name="P3">Now go to the browser and look at console. You will see other two files are able to access the global <text:s/>variable. </text:p>
      <text:p text:style-name="P3"/>
      <text:p text:style-name="P4">You can mutate variable called in one file in another. <text:span text:style-name="T1">If JS is not running in Strice Mode then this is a valid thing. </text:span></text:p>
      <text:p text:style-name="P4"/>
      <text:p text:style-name="P6">Java script was not originally designed to import codes <text:span text:style-name="T2">for security reasons</text:span>.</text:p>
      <text:p text:style-name="P6"/>
      <text:p text:style-name="P6"><text:span text:style-name="T2">How can we stop this behaviour?</text:span></text:p>
      <text:p text:style-name="P7"><text:span text:style-name="T3">If you wrap the variable into a function ananamous function that runs by itself then you will get error because of the function scope. So other script cannot access var inside a function. </text:span></text:p>
      <text:p text:style-name="P7"/>
      <text:p text:style-name="P7"><text:span text:style-name="T4">So in old JS you will still see the function like below:</text:span></text:p>
      <text:p text:style-name="P7"/>
      <text:p text:style-name="P11">(function() {</text:p>
      <text:p text:style-name="P12">var global1 ="this is a global var";</text:p>
      <text:p text:style-name="P12">console.log(global1);</text:p>
      <text:p text:style-name="P12">})();</text:p>
      <text:p text:style-name="P12"/>
      <text:p text:style-name="P13">now global is not accessable to other functions and you protect your variable from getting mutated. </text:p>
      <text:p text:style-name="P13"/>
      <text:p text:style-name="P14">Order of the code matters in JS. </text:p>
      <text:p text:style-name="P14"/>
      <text:p text:style-name="P14">Now if you change the order how JS loads in Html then you will get error. </text:p>
      <text:p text:style-name="P14"/>
      <text:p text:style-name="P14"/>
      <text:p text:style-name="P12">&lt;script src= file1.js&gt;&lt;/script&gt;</text:p>
      <text:p text:style-name="P12">&lt;script src= file2.js&gt;&lt;/script&gt;</text:p>
      <text:p text:style-name="P15">&lt;script src= mains.js&gt;&lt;/script&gt;</text:p>
      <text:p text:style-name="P12"/>
      <text:p text:style-name="P16">because main is loading at the end, var decaled in main, if accessed by file1.js and file2.js is not accessible. </text:p>
      <text:p text:style-name="P16"/>
      <text:p text:style-name="P17">So in ES 6 they included import export of the code.</text:p>
      <text:p text:style-name="P17"/>
      <text:p text:style-name="P17">To import any code you have to first export it. </text:p>
      <text:p text:style-name="P18">Two diferent ways to export codes.</text:p>
      <text:p text:style-name="P18">1. names export</text:p>
      <text:p text:style-name="P18">2. de<text:span text:style-name="T10">f</text:span>ault export</text:p>
      <text:p text:style-name="P18"/>
      <text:p text:style-name="P19">there is a export keyword which is used as follows:</text:p>
      <text:p text:style-name="P19"/>
      <text:p text:style-name="P19">export const unchangableNumber = 1234;</text:p>
      <text:p text:style-name="P39"><text:soft-page-break/></text:p>
      <text:p text:style-name="P12">export function add(x,y) {</text:p>
      <text:p text:style-name="P39"/>
      <text:p text:style-name="P12">return x+y;</text:p>
      <text:p text:style-name="P12">}</text:p>
      <text:p text:style-name="P39"/>
      <text:p text:style-name="P12">export function subtract(x,y) {</text:p>
      <text:p text:style-name="P12">return x-y;</text:p>
      <text:p text:style-name="P12">}</text:p>
      <text:p text:style-name="P19"/>
      <text:p text:style-name="P20">now in different file, write import statement as follows:</text:p>
      <text:p text:style-name="P20"/>
      <text:p text:style-name="P20">import {unchangableNumber, add, subtract} from './file.js';</text:p>
      <text:p text:style-name="P20"/>
      <text:p text:style-name="P20"/>
      <text:p text:style-name="P21">but we get error unexpected token error. </text:p>
      <text:p text:style-name="P21"/>
      <text:p text:style-name="P9"><text:span text:style-name="T8">&lt;</text:span><text:span text:style-name="T5">script</text:span> <text:span text:style-name="T6">src</text:span>= <text:span text:style-name="T7">mains.js</text:span> <text:span text:style-name="T6">type</text:span> = <text:span text:style-name="T7">"module"</text:span><text:span text:style-name="T8">&gt;&lt;/</text:span><text:span text:style-name="T5">script</text:span><text:span text:style-name="T8">&gt;</text:span></text:p>
      <text:p text:style-name="P21"/>
      <text:p text:style-name="P22">now add type = module in HTML and the error vanishes. </text:p>
      <text:p text:style-name="P22"/>
      <text:p text:style-name="P23">We can clean our code by putting export at the end of JS page.</text:p>
      <text:p text:style-name="P23"/>
      <text:p text:style-name="P23">Export {unchabgeableNumber, add, subtract}</text:p>
      <text:p text:style-name="P23">and remove all export word from the file that we typed next to the function. </text:p>
      <text:p text:style-name="P23"/>
      <text:p text:style-name="P25">If you want to import everything then you can put * but you have to give import alias. What you want to name your import. Say we want to iname it as NewMath.</text:p>
      <text:p text:style-name="P25">Now var and methods will be accessible by</text:p>
      <text:p text:style-name="P25"/>
      <text:p text:style-name="P25">NewMath.add</text:p>
      <text:p text:style-name="P25">NewMath.subtract </text:p>
      <text:p text:style-name="P25">NewMath.unchangeableNumber</text:p>
      <text:p text:style-name="P23"/>
      <text:p text:style-name="P24">All these is named export. </text:p>
      <text:p text:style-name="P24"/>
      <text:p text:style-name="P25">Default Export:</text:p>
      <text:p text:style-name="P26">what default export does is ..we say I only want to export one thing. </text:p>
      <text:p text:style-name="P26"/>
      <text:p text:style-name="P10"><text:span text:style-name="T9">export</text:span> <text:span text:style-name="T9">default</text:span> {</text:p>
      <text:p text:style-name="P8"><text:span text:style-name="T6">unchangeableNumber:</text:span> <text:span text:style-name="T6">unchangeableNumber</text:span>,</text:p>
      <text:p text:style-name="P8"><text:span text:style-name="T6">add:</text:span> <text:span text:style-name="T6">add</text:span>,</text:p>
      <text:p text:style-name="P8"><text:span text:style-name="T6">subtract:</text:span> <text:span text:style-name="T6">subtract</text:span></text:p>
      <text:p text:style-name="P8">}</text:p>
      <text:p text:style-name="P26"/>
      <text:p text:style-name="P26">if you do not want to add key then you can do in a line. </text:p>
      <text:p text:style-name="P26">Export default {unchangeableNumber, add, subtract}</text:p>
      <text:p text:style-name="P26"/>
      <text:p text:style-name="P27">export default means exporting one and only one thing. We are here exporting 1 object. </text:p>
      <text:p text:style-name="P27"/>
      <text:p text:style-name="P28">In importing file, since we are importing just one thing, we can call it </text:p>
      <text:p text:style-name="P28"><text:soft-page-break/>import NewMatch from ‘./file1.js’</text:p>
      <text:p text:style-name="P28"/>
      <text:p text:style-name="P29">if you want to export one function then do</text:p>
      <text:p text:style-name="P29"/>
      <text:p text:style-name="P29">export default add (x,y)</text:p>
      <text:p text:style-name="P29"/>
      <text:p text:style-name="P29">in importing file</text:p>
      <text:p text:style-name="P29">import NewMath from…</text:p>
      <text:p text:style-name="P29">now NewMatch becomes the function (NewMatch.add will give us error)</text:p>
      <text:p text:style-name="P29"/>
      <text:p text:style-name="P30">now let us import a library. Called loadash. <text:span text:style-name="T11">Loadash is modern js utility library.</text:span></text:p>
      <text:p text:style-name="P30"/>
      <text:p text:style-name="P31">You can go to Lo download fullbuild and save it as lodash.js and put it in the same folder.</text:p>
      <text:p text:style-name="P31"/>
      <text:p text:style-name="P31">Lodash is _ as jquery uses $ </text:p>
      <text:p text:style-name="P31">_.random() is a function is Lodash. </text:p>
      <text:p text:style-name="P31"/>
      <text:p text:style-name="P32">If we include external library in this way we have to subscribe with its newletter to get updated. LOL </text:p>
      <text:p text:style-name="P32"/>
      <text:p text:style-name="P32">like bundle is in Rails we have npm in Javascript for this kind of things.</text:p>
      <text:p text:style-name="P32"/>
      <text:p text:style-name="P32">Npm installs web packages in JavaScript. </text:p>
      <text:p text:style-name="P32"/>
      <text:p text:style-name="P33">Now go to your bash and cd into the folder where javascript file is. </text:p>
      <text:p text:style-name="P33"/>
      <text:p text:style-name="P33"><text:span text:style-name="T12">We do npm init and click enter enter till we type yes</text:span></text:p>
      <text:p text:style-name="P33"/>
      <text:p text:style-name="P33"><text:span text:style-name="T12">then we get a file call package.json added in our project.</text:span></text:p>
      <text:p text:style-name="P33"/>
      <text:p text:style-name="P33"><text:span text:style-name="T12">Now do npm install lodash – - </text:span><text:span text:style-name="T15">save</text:span></text:p>
      <text:p text:style-name="P33"><text:span text:style-name="T15"/></text:p>
      <text:p text:style-name="P35"><text:span text:style-name="T15">n</text:span><text:span text:style-name="T14">ow we have new module </text:span><text:span text:style-name="T16">call node module</text:span><text:span text:style-name="T14">. And new file </text:span><text:span text:style-name="T16">call package-lock.json</text:span><text:span text:style-name="T14">. </text:span><text:span text:style-name="T17">Now we can delete the directory node module. It does not matter when we are saving our code in repo. </text:span></text:p>
      <text:p text:style-name="P35"><text:span text:style-name="T17"/></text:p>
      <text:p text:style-name="P36"><text:span text:style-name="T17">S</text:span><text:span text:style-name="T14">o first thing you do after you copy or clone from repo is npm install </text:span></text:p>
      <text:p text:style-name="P36"><text:span text:style-name="T14">it will read all the files in </text:span><text:span text:style-name="T18">package.</text:span><text:span text:style-name="T14">json and find all the dependencies. </text:span><text:span text:style-name="T18">And create node module file for you. It is like bundle install for Javascript. </text:span></text:p>
      <text:p text:style-name="P36"><text:span text:style-name="T18"/></text:p>
      <text:p text:style-name="P37"><text:span text:style-name="T18">I</text:span><text:span text:style-name="T14">t is project specific it is not computer specific like gem. For each project you have to install one.</text:span></text:p>
      <text:p text:style-name="P37"><text:span text:style-name="T14"/></text:p>
      <text:p text:style-name="P38"><text:span text:style-name="T14">We still have to import it in the project </text:span></text:p>
      <text:p text:style-name="P38"><text:span text:style-name="T14"/></text:p>
      <text:p text:style-name="P38"><text:span text:style-name="T14">thre is a file called lodash.min.js</text:span></text:p>
      <text:p text:style-name="P38"><text:span text:style-name="T14"/></text:p>
      <text:p text:style-name="P38"><text:span text:style-name="T14"/></text:p>
      <text:p text:style-name="P35"><text:span text:style-name="T14"><text:s/></text:span></text:p>
      <text:p text:style-name="P34"><text:span text:style-name="T14"/></text:p>
      <text:p text:style-name="P34"><text:span text:style-name="T14"/></text:p>
      <text:p text:style-name="P33"><text:soft-page-break/><text:span text:style-name="T13"/></text:p>
      <text:p text:style-name="P33"><text:s/></text:p>
      <text:p text:style-name="P7"><text:s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5:57:23.913985039</meta:creation-date>
    <meta:generator>LibreOffice/6.0.6.2$Linux_X86_64 LibreOffice_project/00m0$Build-2</meta:generator>
    <dc:date>2018-11-25T17:45:10.751594952</dc:date>
    <meta:editing-duration>PT1H27M5S</meta:editing-duration>
    <meta:editing-cycles>38</meta:editing-cycles>
    <meta:document-statistic meta:table-count="0" meta:image-count="0" meta:object-count="0" meta:page-count="4" meta:paragraph-count="85" meta:word-count="768" meta:character-count="4277" meta:non-whitespace-character-count="3557"/>
  </office:meta>
</office:document-meta>
</file>